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0.00pt" fo:text-indent="36.00p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2">From</text:span></text:p>
      <text:p text:style-name="P1"><text:span text:style-name="T2"><text:tab/>Mahesh mokate </text:span></text:p>
      <text:p text:style-name="P2"><text:span text:style-name="T2"><text:s text:c="2"/>Akurdi,pimpri chinchwad</text:span></text:p>
      <text:p text:style-name="P2"><text:span text:style-name="T2"><text:s text:c="2"/>pune-maharastra</text:span></text:p>
      <text:p text:style-name="P2"><text:span text:style-name="T2"><text:s text:c="4"/>9762857602</text:span></text:p>
      <text:p text:style-name="P3"><text:span text:style-name="T3"/></text:p>
      <text:p text:style-name="P3"><text:span text:style-name="T3"/></text:p>
      <text:p text:style-name="P3"><text:span text:style-name="T4">To</text:span></text:p>
      <text:p text:style-name="P3"><text:span text:style-name="T4"><text:tab/>The Manager,</text:span></text:p>
      <text:p text:style-name="P3"><text:span text:style-name="T4"><text:tab/>State Bank Of India</text:span></text:p>
      <text:p text:style-name="P3"><text:span text:style-name="T4"><text:tab/>Ahmednagar</text:span></text:p>
      <text:p text:style-name="P3"><text:span text:style-name="T4"><text:tab/>Ahmednagar,Maharashtra</text:span></text:p>
      <text:p text:style-name="P3"><text:span text:style-name="T4"><text:tab/></text:span></text:p>
      <text:p text:style-name="P3"><text:span text:style-name="T5"/></text:p>
      <text:p text:style-name="P3"><text:span text:style-name="T6">Subj : Transfer of Savings Account# 20138396542, ahmednagar,ahmednagar(maharashtra)</text:span></text:p>
      <text:p text:style-name="P3"><text:span text:style-name="T7"/></text:p>
      <text:p text:style-name="P3"><text:span text:style-name="T8">Sir,</text:span></text:p>
      <text:p text:style-name="P3"><text:span text:style-name="T9"/></text:p>
      <text:p text:style-name="P3"><text:span text:style-name="T10">I am holding a savings bank account with your branch at ahmednagar branch. I recently moved from ahmednagar to pune and for operational convenience, I would like to transfer my savings account to the new MIDC HINJEWADI, pune&gt;.</text:span></text:p>
      <text:p text:style-name="P3"><text:span text:style-name="T11"/></text:p>
      <text:p text:style-name="P3"><text:span text:style-name="T12">Kindly transfer my savings account to MIDC HINJEWADI, pune.</text:span></text:p>
      <text:p text:style-name="P3"><text:span text:style-name="T13"/></text:p>
      <text:p text:style-name="P3"><text:span text:style-name="T14">If you have any questions, kindly call me at 9762857602</text:span></text:p>
      <text:p text:style-name="P3"><text:span text:style-name="T15"/></text:p>
      <text:p text:style-name="P3"><text:span text:style-name="T15"/></text:p>
      <text:p text:style-name="P3"><text:span text:style-name="T16">pune<text:tab/><text:tab/><text:tab/><text:tab/><text:tab/><text:tab/><text:tab/>Yours truly,</text:span></text:p>
      <text:p text:style-name="P3"><text:span text:style-name="T16">22/07/2015<text:tab/><text:tab/><text:s text:c="37"/>Mahesh Popat Mokate</text:span></text:p>
      <text:p text:style-name="P3"><text:span text:style-name="T16"><text:tab/><text:tab/><text:tab/><text:tab/></text:span></text:p>
      <text:p text:style-name="P3"><text:span text:style-name="T16"/></text:p>
      <text:p text:style-name="P3"><text:span text:style-name="T16"/></text:p>
      <text:p text:style-name="P3"><text:span text:style-name="T16"/></text:p>
      <text:p text:style-name="P3"><text:span text:style-name="T16"/></text:p>
      <text:p text:style-name="P3"><text:span text:style-name="T16">Hi.....!!This change is made by praful......!!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